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style:writing-mode="page"/>
    </style:style>
    <style:style style:name="P1" style:family="paragraph" style:parent-style-name="Standard">
      <style:text-properties officeooo:rsid="00108463" officeooo:paragraph-rsid="00108463"/>
    </style:style>
    <style:style style:name="P2" style:family="paragraph" style:parent-style-name="Table_20_Contents">
      <style:text-properties officeooo:rsid="00108463" officeooo:paragraph-rsid="00108463"/>
    </style:style>
    <style:style style:name="P3" style:family="paragraph" style:parent-style-name="Standard">
      <style:text-properties officeooo:rsid="00108463" officeooo:paragraph-rsid="001084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 do projeto</text:p>
      <text:p text:style-name="P1"/>
      <text:p text:style-name="P1">Especificação de Requisitos de Software</text:p>
      <text:p text:style-name="P1"/>
      <text:p text:style-name="P1">Para nome do sistema</text:p>
      <text:p text:style-name="P1"/>
      <text:p text:style-name="P1">Versão 1.0</text:p>
      <text:p text:style-name="P1"/>
      <text:p text:style-name="P1">-------</text:p>
      <text:p text:style-name="P1"/>
      <text:p text:style-name="P1">Histórico de revisões</text:p>
      <text:p text:style-name="P1"/>
      <table:table table:name="Tabela1" table:style-name="Tabela1">
        <table:table-column table:style-name="Tabela1.A" table:number-columns-repeated="3"/>
        <table:table-column table:style-name="Tabela1.D"/>
        <table:table-row table:style-name="TableLine2150138246016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Descrição</text:p>
          </table:table-cell>
          <table:table-cell table:style-name="Tabela1.A1" office:value-type="string">
            <text:p text:style-name="P2">Autor</text:p>
          </table:table-cell>
        </table:table-row>
        <table:table-row table:style-name="TableLine2150138238528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2150138241120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2150138247456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</table:table>
      <text:p text:style-name="P1"/>
      <text:p text:style-name="P1">Tabela de conteúdo</text:p>
      <text:p text:style-name="P1"/>
      <text:p text:style-name="P1">1. Introdução</text:p>
      <text:p text:style-name="P1"/>
      <text:p text:style-name="P1">1.1 Finalidade</text:p>
      <text:p text:style-name="P1"/>
      <text:p text:style-name="P1">1.2 Escopo</text:p>
      <text:p text:style-name="P1"/>
      <text:p text:style-name="P1">1.3 Definições , Acrônimos , e Abreviações</text:p>
      <text:p text:style-name="P1"/>
      <text:p text:style-name="P1">2. Descrição Geral</text:p>
      <text:p text:style-name="P1"/>
      <text:p text:style-name="P1">3. Requisitos Específicos</text:p>
      <text:p text:style-name="P1"/>
      <text:p text:style-name="P1">3.1Requisitos Funcionais</text:p>
      <text:p text:style-name="P1">3.1.1Requisito functional um</text:p>
      <text:p text:style-name="P1">3.2 Requisitos de Performance</text:p>
      <text:p text:style-name="P1"/>
      <text:p text:style-name="P1">3.2.1Requisito de Desempenho Um</text:p>
      <text:p text:style-name="P1"/>
      <text:p text:style-name="P1">3.3 Atributos do Sistema de Software (Opcional)</text:p>
      <text:p text:style-name="P1">3.3.1 Restrições do Design</text:p>
      <text:p text:style-name="P1">3.3.2 Interfaces</text:p>
      <text:p text:style-name="P1">3.3.3 Componentes Comprados</text:p>
      <text:p text:style-name="P1">3.3.4 Observações Legais , de Direitos Autorais etc</text:p>
      <text:p text:style-name="P1">3.3.5 Padrões Aplicáveis</text:p>
      <text:p text:style-name="P1"/>
      <text:p text:style-name="P1">3.4 Outros Requisitos Opcional</text:p>
      <text:p text:style-name="P1">3.4.1 Requisitos de Usabilidade</text:p>
      <text:p text:style-name="P1">3.4.2 Requisitos de Confiabilidade</text:p>
      <text:p text:style-name="P1">3.4.3 Suportabilidade</text:p>
      <text:p text:style-name="P1">3.4.4 Requisitos de Sistema de Ajuda e de Documentação de Usuário On line</text:p>
      <text:p text:style-name="P1">3.4.5 Requisitos de Licenciamento</text:p>
      <text:p text:style-name="P1"/>
      <text:p text:style-name="P1">A situação-problema a seguir será a base para resolução das atividades: </text:p>
      <text:p text:style-name="P1"><text:soft-page-break/><text:s/></text:p>
      <text:p text:style-name="P1">A Insurity é uma consultoria que fornece serviços de segurança da tecnologia das informações para empresas, visando aumentar a confiabilidade e a proteção dos dados de seus contratantes. Ela atua implementando configurações e regras de segurança, além de desenvolver a documentação de processos.</text:p>
      <text:p text:style-name="P1"><text:s/></text:p>
      <text:p text:style-name="P1">A Hatomus, empresa que oferece cursos online na área de desenvolvimento de software, não possui regras de segurança da informação para sua plataforma de divulgação de cursos de ensino à distância. Com as novas leis de políticas de uso de dados, a Hatomus contratou a Insurity para aplicar essas novas regras de segurança, considerando os aspectos visuais e funcionais da aplicação para garantir a viabilidade de uso dessa plataforma.</text:p>
      <text:p text:style-name="P1"><text:s/></text:p>
      <text:p text:style-name="P1">Você, como programador Back-End da Insurity, ficou responsável por essa demanda. Para isso, deverá resolver os seguintes desafios:</text:p>
      <text:p text:style-name="P1"><text:s/></text:p>
      <text:p text:style-name="P1">• <text:s text:c="3"/>Aplicar procedimentos de segurança para validação de usuários e restrição de acessos.</text:p>
      <text:p text:style-name="P1">• <text:s text:c="3"/>Desenvolver a documentação, conforme as exigências de rastreabilidade.</text:p>
      <text:p text:style-name="P1">• <text:s text:c="3"/>Aplicar procedimentos para validar e implantar o sistema proposto.</text:p>
      <text:p text:style-name="P1"><text:s/></text:p>
      <text:p text:style-name="P1">Para resolver esses desafios, estude o material digital, participe das discussões e realize as atividades proposta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6T19:54:48.124000000</dc:date>
    <meta:editing-duration>PT1H20M12S</meta:editing-duration>
    <meta:editing-cycles>3</meta:editing-cycles>
    <meta:generator>LibreOffice/7.3.4.2$Windows_X86_64 LibreOffice_project/728fec16bd5f605073805c3c9e7c4212a0120dc5</meta:generator>
    <meta:document-statistic meta:table-count="1" meta:image-count="0" meta:object-count="0" meta:page-count="2" meta:paragraph-count="46" meta:word-count="304" meta:character-count="2088" meta:non-whitespace-character-count="1810"/>
  </office:meta>
</office:document-meta>
</file>